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dfdc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283f" draw:auto-grow-height="false" draw:auto-grow-width="false" fo:max-height="0cm" fo:min-height="0cm" fo:padding-top="1.905cm" fo:padding-bottom="1.905cm" fo:padding-left="1.905cm" fo:padding-right="1.905cm" draw:shadow="visible" draw:shadow-offset-x="0.203cm" draw:shadow-offset-y="0.203cm"/>
    </style:style>
    <style:style style:name="gr2" style:family="graphic" style:parent-style-name="standard">
      <style:graphic-properties draw:stroke="solid" svg:stroke-width="0.254cm" svg:stroke-color="#00283f" draw:marker-start-width="0.584cm" draw:marker-end-width="0.584cm" draw:stroke-linejoin="miter" draw:fill="solid" draw:fill-color="#ffffff" draw:textarea-horizontal-align="left" draw:auto-grow-height="false" draw:auto-grow-width="false" fo:min-height="0cm" fo:min-width="0cm" fo:padding-top="0.252cm" fo:padding-bottom="0.252cm" fo:padding-left="0.377cm" fo:padding-right="0.377cm" draw:shadow="visible" draw:shadow-offset-x="0.203cm" draw:shadow-offset-y="0.203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size="46.7999992370605pt" fo:font-weight="bold" style:font-size-asian="48pt" style:font-weight-asian="bold" style:font-size-complex="48pt" style:font-weight-complex="bold"/>
    </style:style>
    <style:style style:name="P2" style:family="paragraph">
      <style:text-properties fo:font-size="35.0999984741211pt" style:font-size-asian="36pt" style:font-size-complex="36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9.019cm" svg:height="10.795cm" svg:x="2.54cm" svg:y="2.54cm">
          <draw:text-box>
            <text:p text:style-name="P1"><text:span text:style-name="T1">Title</text:span></text:p>
          </draw:text-box>
        </draw:frame>
        <draw:frame draw:style-name="gr2" draw:text-style-name="P2" draw:layer="layout" svg:width="25.502cm" svg:height="101.752cm" svg:x="2.54cm" svg:y="14.605cm">
          <draw:text-box>
            <text:p text:style-name="P2"><text:span text:style-name="T2">Text box</text:span></text:p>
          </draw:text-box>
        </draw:frame>
        <draw:frame draw:style-name="gr2" draw:text-style-name="P2" draw:layer="layout" svg:width="25.502cm" svg:height="101.752cm" svg:x="29.312cm" svg:y="14.605cm">
          <draw:text-box>
            <text:p text:style-name="P2"><text:span text:style-name="T2">Text box</text:span></text:p>
          </draw:text-box>
        </draw:frame>
        <draw:frame draw:style-name="gr2" draw:text-style-name="P2" draw:layer="layout" svg:width="25.502cm" svg:height="101.752cm" svg:x="56.083cm" svg:y="14.605cm">
          <draw:text-box>
            <text:p text:style-name="P2"><text:span text:style-name="T2">Text box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dfd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829cm" fo:text-indent="0cm"/>
      <style:text-properties style:use-window-font-color="true" style:text-outline="false" style:text-line-through-style="none" fo:font-family="Arial" style:font-family-generic="roman" style:font-pitch="variable" fo:font-size="181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2.264cm" fo:text-indent="0cm"/>
      <style:text-properties fo:font-size="158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697cm" fo:text-indent="0cm"/>
      <style:text-properties fo:font-size="135.80000305175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1.132cm" fo:text-indent="0cm"/>
      <style:text-properties fo:font-size="113.19999694824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565cm" fo:text-indent="0cm"/>
      <style:text-properties fo:font-size="113.19999694824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9.100006103516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dfd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4.984cm" svg:height="7.047cm" svg:x="3.155cm" svg:y="2.397cm"/>
      <draw:page-thumbnail draw:layer="backgroundobjects" svg:width="4.984cm" svg:height="7.047cm" svg:x="3.155cm" svg:y="10.445cm"/>
      <draw:page-thumbnail draw:layer="backgroundobjects" svg:width="4.984cm" svg:height="7.047cm" svg:x="3.155cm" svg:y="18.493cm"/>
      <draw:page-thumbnail draw:layer="backgroundobjects" svg:width="4.984cm" svg:height="7.047cm" svg:x="13.45cm" svg:y="2.397cm"/>
      <draw:page-thumbnail draw:layer="backgroundobjects" svg:width="4.984cm" svg:height="7.047cm" svg:x="13.45cm" svg:y="10.445cm"/>
      <draw:page-thumbnail draw:layer="backgroundobjects" svg:width="4.984cm" svg:height="7.047cm" svg:x="13.45cm" svg:y="18.493cm"/>
    </style:handout-master>
    <style:master-page style:name="Default" style:page-layout-name="PM1" draw:style-name="Mdp1">
      <draw:frame presentation:style-name="Default-title" draw:layer="backgroundobjects" svg:width="75.687cm" svg:height="19.851cm" svg:x="4.205cm" svg:y="4.738cm" presentation:class="title" presentation:placeholder="true">
        <draw:text-box/>
      </draw:frame>
      <draw:frame presentation:style-name="Default-outline1" draw:layer="backgroundobjects" svg:width="75.687cm" svg:height="78.468cm" svg:x="4.205cm" svg:y="27.822cm" presentation:class="outline" presentation:placeholder="true">
        <draw:text-box/>
      </draw:frame>
      <draw:frame presentation:style-name="Mpr1" draw:text-style-name="MP1" draw:layer="backgroundobjects" svg:width="19.592cm" svg:height="8.199cm" svg:x="4.205cm" svg:y="108.317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656cm" svg:height="8.199cm" svg:x="28.761cm" svg:y="108.317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592cm" svg:height="8.199cm" svg:x="60.299cm" svg:y="108.317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17T10:19:47</meta:creation-date>
    <meta:editing-duration>PT46M37S</meta:editing-duration>
    <meta:editing-cycles>3</meta:editing-cycles>
    <dc:date>2013-09-17T11:22:14</dc:date>
    <meta:generator>LibreOffice/3.4$Unix LibreOffice_project/340m1$Build-502</meta:generator>
    <meta:document-statistic meta:object-count="27"/>
  </office:meta>
</office:document-meta>
</file>